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6.291cm" fo:min-width="6.042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.7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.4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.4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fo:min-width="0cm"/>
    </style:style>
    <style:style style:name="gr8" style:family="graphic" style:parent-style-name="standard">
      <style:graphic-properties svg:stroke-color="#999999" draw:fill="none" draw:textarea-horizontal-align="justify" draw:textarea-vertical-align="middle" draw:auto-grow-height="false" fo:min-height="11.942cm" fo:min-width="18.9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4.549cm" fo:min-width="4.3cm" fo:padding-top="0.177cm" fo:padding-bottom="0.177cm" fo:padding-left="0.302cm" fo:padding-right="0.302cm"/>
    </style:style>
    <style:style style:name="gr11" style:family="graphic" style:parent-style-name="standard">
      <style:graphic-properties svg:stroke-color="#999999" draw:fill="none" draw:textarea-horizontal-align="justify" draw:textarea-vertical-align="middle" draw:auto-grow-height="false" fo:min-height="9.256cm" fo:min-width="22.6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068cm" fo:min-width="0.3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15" style:family="graphic" style:parent-style-name="standard">
      <style:graphic-properties svg:stroke-color="#999999" draw:fill="none" draw:textarea-horizontal-align="justify" draw:textarea-vertical-align="middle" draw:auto-grow-height="false" fo:min-height="11.942cm" fo:min-width="14.165cm"/>
    </style:style>
    <style:style style:name="P1" style:family="paragraph">
      <loext:graphic-properties draw:fill="none"/>
      <style:paragraph-properties fo:text-align="center"/>
      <style:text-properties fo:font-size="24pt"/>
    </style:style>
    <style:style style:name="P2" style:family="paragraph">
      <style:text-properties fo:color="#ff3333" fo:font-size="24pt" fo:font-weight="bold"/>
    </style:style>
    <style:style style:name="P3" style:family="paragraph">
      <loext:graphic-properties draw:fill="none" draw:fill-color="#ffffff"/>
      <style:text-properties fo:color="#ff3333" fo:font-size="24pt" fo:font-weight="bold"/>
    </style:style>
    <style:style style:name="P4" style:family="paragraph">
      <style:text-properties fo:color="#009900" fo:font-size="24pt" fo:font-weight="bold"/>
    </style:style>
    <style:style style:name="P5" style:family="paragraph">
      <loext:graphic-properties draw:fill="none" draw:fill-color="#ffffff"/>
      <style:text-properties fo:color="#009900" fo:font-size="24pt" fo:font-weight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dddddd" fo:font-size="24pt" fo:font-weight="bold"/>
    </style:style>
    <style:style style:name="P10" style:family="paragraph">
      <loext:graphic-properties draw:fill="none" draw:fill-color="#ffffff"/>
      <style:text-properties fo:color="#dddddd" fo:font-size="24pt" fo:font-weight="bold"/>
    </style:style>
    <style:style style:name="P11" style:family="paragraph">
      <style:paragraph-properties fo:text-align="center"/>
    </style:style>
    <style:style style:name="P12" style:family="paragraph">
      <style:text-properties fo:color="#9900ff" fo:font-size="24pt" fo:font-weight="bold"/>
    </style:style>
    <style:style style:name="P13" style:family="paragraph">
      <loext:graphic-properties draw:fill="none" draw:fill-color="#ffffff"/>
      <style:text-properties fo:color="#9900ff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9.397cm" svg:x="3.843cm" svg:y="5.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9.398cm" svg:height="9.397cm" svg:x="13.63cm" svg:y="5.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972cm" svg:height="1.279cm" svg:x="10.693cm" svg:y="8.385cm">
          <draw:text-box>
            <text:p text:style-name="P2">a</text:p>
          </draw:text-box>
        </draw:frame>
        <draw:frame draw:style-name="gr2" draw:text-style-name="P3" draw:layer="layout" svg:width="0.972cm" svg:height="1.279cm" svg:x="9.931cm" svg:y="9.836cm">
          <draw:text-box>
            <text:p text:style-name="P2">a</text:p>
          </draw:text-box>
        </draw:frame>
        <draw:frame draw:style-name="gr2" draw:text-style-name="P3" draw:layer="layout" svg:width="0.972cm" svg:height="1.279cm" svg:x="11.236cm" svg:y="10.444cm">
          <draw:text-box>
            <text:p text:style-name="P2">b</text:p>
          </draw:text-box>
        </draw:frame>
        <draw:frame draw:style-name="gr3" draw:text-style-name="P3" draw:layer="layout" svg:width="0.925cm" svg:height="1.279cm" svg:x="7.137cm" svg:y="10.925cm">
          <draw:text-box>
            <text:p text:style-name="P2">c</text:p>
          </draw:text-box>
        </draw:frame>
        <draw:frame draw:style-name="gr2" draw:text-style-name="P5" draw:layer="layout" svg:width="0.972cm" svg:height="1.279cm" svg:x="19.084cm" svg:y="6.352cm">
          <draw:text-box>
            <text:p text:style-name="P4">e</text:p>
          </draw:text-box>
        </draw:frame>
        <draw:frame draw:style-name="gr2" draw:text-style-name="P5" draw:layer="layout" svg:width="0.972cm" svg:height="1.279cm" svg:x="20.1cm" svg:y="9.146cm">
          <draw:text-box>
            <text:p text:style-name="P4">h</text:p>
          </draw:text-box>
        </draw:frame>
        <draw:frame draw:style-name="gr4" draw:text-style-name="P5" draw:layer="layout" svg:width="0.688cm" svg:height="1.279cm" svg:x="19.338cm" svg:y="12.322cm">
          <draw:text-box>
            <text:p text:style-name="P4">l</text:p>
          </draw:text-box>
        </draw:frame>
        <draw:frame draw:style-name="gr2" draw:text-style-name="P5" draw:layer="layout" svg:width="0.972cm" svg:height="1.279cm" svg:x="18.83cm" svg:y="10.67cm">
          <draw:text-box>
            <text:p text:style-name="P4">p</text:p>
          </draw:text-box>
        </draw:frame>
        <draw:frame draw:style-name="gr5" draw:text-style-name="P5" draw:layer="layout" svg:width="0.739cm" svg:height="1.279cm" svg:x="18.195cm" svg:y="8.131cm">
          <draw:text-box>
            <text:p text:style-name="P4">t</text:p>
          </draw:text-box>
        </draw:frame>
        <draw:frame draw:style-name="gr6" draw:text-style-name="P7" draw:layer="layout" svg:width="1.679cm" svg:height="1.359cm" svg:x="7.518cm" svg:y="3.986cm">
          <draw:text-box>
            <text:p text:style-name="P6">C1</text:p>
          </draw:text-box>
        </draw:frame>
        <draw:frame draw:style-name="gr6" draw:text-style-name="P7" draw:layer="layout" svg:width="1.679cm" svg:height="1.359cm" svg:x="17.506cm" svg:y="3.986cm">
          <draw:text-box>
            <text:p text:style-name="P6">C2</text:p>
          </draw:text-box>
        </draw:frame>
        <draw:frame draw:style-name="gr6" draw:text-style-name="P7" draw:layer="layout" svg:width="6.477cm" svg:height="1.359cm" svg:x="5.131cm" svg:y="14.989cm">
          <draw:text-box>
            <text:p text:style-name="P6">C1 = “abcabb”</text:p>
          </draw:text-box>
        </draw:frame>
        <draw:frame draw:style-name="gr7" draw:text-style-name="P7" draw:layer="layout" svg:width="6.984cm" svg:height="1.276cm" svg:x="14.784cm" svg:y="15.116cm">
          <draw:text-box>
            <text:p text:style-name="P6">C2 = “alphabet”</text:p>
          </draw:text-box>
        </draw:frame>
        <draw:frame draw:style-name="gr3" draw:text-style-name="P3" draw:layer="layout" svg:width="0.925cm" svg:height="1.279cm" svg:x="5.538cm" svg:y="7.926cm">
          <draw:text-box>
            <text:p text:style-name="P2">b</text:p>
          </draw:text-box>
        </draw:frame>
        <draw:frame draw:style-name="gr3" draw:text-style-name="P3" draw:layer="layout" svg:width="0.925cm" svg:height="1.279cm" svg:x="7.639cm" svg:y="6.327cm">
          <draw:text-box>
            <text:p text:style-name="P2">b</text:p>
          </draw:text-box>
        </draw:frame>
        <draw:custom-shape draw:style-name="gr8" draw:text-style-name="P8" draw:layer="layout" svg:width="19.431cm" svg:height="12.192cm" svg:x="3.734cm" svg:y="4.19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79cm" svg:x="16.094cm" svg:y="8.385cm">
          <draw:text-box>
            <text:p text:style-name="P4">a</text:p>
          </draw:text-box>
        </draw:frame>
        <draw:frame draw:style-name="gr2" draw:text-style-name="P5" draw:layer="layout" svg:width="0.972cm" svg:height="1.279cm" svg:x="15.332cm" svg:y="9.836cm">
          <draw:text-box>
            <text:p text:style-name="P4">a</text:p>
          </draw:text-box>
        </draw:frame>
        <draw:frame draw:style-name="gr2" draw:text-style-name="P5" draw:layer="layout" svg:width="0.972cm" svg:height="1.279cm" svg:x="16.637cm" svg:y="10.444cm">
          <draw:text-box>
            <text:p text:style-name="P4">b</text:p>
          </draw:text-box>
        </draw:frame>
      </draw:page>
      <draw:page draw:name="page2" draw:style-name="dp1" draw:master-page-name="Default">
        <draw:custom-shape draw:style-name="gr1" draw:text-style-name="P1" draw:layer="layout" svg:width="9.398cm" svg:height="9.397cm" svg:x="8.63cm" svg:y="5.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972cm" svg:height="1.279cm" svg:x="10.693cm" svg:y="8.385cm">
          <draw:text-box>
            <text:p text:style-name="P2">a</text:p>
          </draw:text-box>
        </draw:frame>
        <draw:frame draw:style-name="gr2" draw:text-style-name="P3" draw:layer="layout" svg:width="0.972cm" svg:height="1.279cm" svg:x="9.931cm" svg:y="9.836cm">
          <draw:text-box>
            <text:p text:style-name="P2">a</text:p>
          </draw:text-box>
        </draw:frame>
        <draw:frame draw:style-name="gr2" draw:text-style-name="P3" draw:layer="layout" svg:width="0.972cm" svg:height="1.279cm" svg:x="11.236cm" svg:y="10.444cm">
          <draw:text-box>
            <text:p text:style-name="P2">b</text:p>
          </draw:text-box>
        </draw:frame>
        <draw:frame draw:style-name="gr3" draw:text-style-name="P3" draw:layer="layout" svg:width="0.925cm" svg:height="1.279cm" svg:x="10.837cm" svg:y="11.625cm">
          <draw:text-box>
            <text:p text:style-name="P2">c</text:p>
          </draw:text-box>
        </draw:frame>
        <draw:frame draw:style-name="gr2" draw:text-style-name="P5" draw:layer="layout" svg:width="0.972cm" svg:height="1.279cm" svg:x="14.284cm" svg:y="6.152cm">
          <draw:text-box>
            <text:p text:style-name="P4">e</text:p>
          </draw:text-box>
        </draw:frame>
        <draw:frame draw:style-name="gr2" draw:text-style-name="P5" draw:layer="layout" svg:width="0.972cm" svg:height="1.279cm" svg:x="15.3cm" svg:y="8.946cm">
          <draw:text-box>
            <text:p text:style-name="P4">h</text:p>
          </draw:text-box>
        </draw:frame>
        <draw:frame draw:style-name="gr4" draw:text-style-name="P5" draw:layer="layout" svg:width="0.688cm" svg:height="1.279cm" svg:x="14.538cm" svg:y="12.122cm">
          <draw:text-box>
            <text:p text:style-name="P4">l</text:p>
          </draw:text-box>
        </draw:frame>
        <draw:frame draw:style-name="gr2" draw:text-style-name="P5" draw:layer="layout" svg:width="0.972cm" svg:height="1.279cm" svg:x="14.03cm" svg:y="10.47cm">
          <draw:text-box>
            <text:p text:style-name="P4">p</text:p>
          </draw:text-box>
        </draw:frame>
        <draw:frame draw:style-name="gr5" draw:text-style-name="P5" draw:layer="layout" svg:width="0.739cm" svg:height="1.279cm" svg:x="13.395cm" svg:y="7.931cm">
          <draw:text-box>
            <text:p text:style-name="P4">t</text:p>
          </draw:text-box>
        </draw:frame>
        <draw:frame draw:style-name="gr9" draw:text-style-name="P7" draw:layer="layout" svg:width="3.896cm" svg:height="1.276cm" svg:x="11.287cm" svg:y="4.042cm">
          <draw:text-box>
            <text:p text:style-name="P6">C1 + C2</text:p>
          </draw:text-box>
        </draw:frame>
        <draw:frame draw:style-name="gr6" draw:text-style-name="P7" draw:layer="layout" svg:width="6.477cm" svg:height="1.359cm" svg:x="5.131cm" svg:y="14.989cm">
          <draw:text-box>
            <text:p text:style-name="P6">C1 = “abcabb”</text:p>
          </draw:text-box>
        </draw:frame>
        <draw:frame draw:style-name="gr7" draw:text-style-name="P7" draw:layer="layout" svg:width="6.984cm" svg:height="1.276cm" svg:x="14.784cm" svg:y="15.116cm">
          <draw:text-box>
            <text:p text:style-name="P6">C2 = “alphabet”</text:p>
          </draw:text-box>
        </draw:frame>
        <draw:frame draw:style-name="gr3" draw:text-style-name="P3" draw:layer="layout" svg:width="0.925cm" svg:height="1.279cm" svg:x="9.238cm" svg:y="8.626cm">
          <draw:text-box>
            <text:p text:style-name="P2">b</text:p>
          </draw:text-box>
        </draw:frame>
        <draw:frame draw:style-name="gr3" draw:text-style-name="P3" draw:layer="layout" svg:width="0.925cm" svg:height="1.279cm" svg:x="11.339cm" svg:y="7.027cm">
          <draw:text-box>
            <text:p text:style-name="P2">b</text:p>
          </draw:text-box>
        </draw:frame>
        <draw:custom-shape draw:style-name="gr8" draw:text-style-name="P8" draw:layer="layout" svg:width="19.431cm" svg:height="12.192cm" svg:x="3.734cm" svg:y="4.19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79cm" svg:x="16.094cm" svg:y="8.385cm">
          <draw:text-box>
            <text:p text:style-name="P4">a</text:p>
          </draw:text-box>
        </draw:frame>
        <draw:frame draw:style-name="gr2" draw:text-style-name="P5" draw:layer="layout" svg:width="0.972cm" svg:height="1.279cm" svg:x="15.332cm" svg:y="9.836cm">
          <draw:text-box>
            <text:p text:style-name="P4">a</text:p>
          </draw:text-box>
        </draw:frame>
        <draw:frame draw:style-name="gr2" draw:text-style-name="P5" draw:layer="layout" svg:width="0.972cm" svg:height="1.279cm" svg:x="16.637cm" svg:y="10.444cm">
          <draw:text-box>
            <text:p text:style-name="P4">b</text:p>
          </draw:text-box>
        </draw:frame>
      </draw:page>
      <draw:page draw:name="page3" draw:style-name="dp1" draw:master-page-name="Default">
        <draw:custom-shape draw:style-name="gr10" draw:text-style-name="P1" draw:layer="layout" svg:width="6.934cm" svg:height="6.933cm" svg:x="1.474cm" svg:y="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6.934cm" svg:height="6.933cm" svg:x="8.694cm" svg:y="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972cm" svg:height="1.279cm" svg:x="6.055cm" svg:y="7.169cm">
          <draw:text-box>
            <text:p text:style-name="P2">a</text:p>
          </draw:text-box>
        </draw:frame>
        <draw:frame draw:style-name="gr2" draw:text-style-name="P3" draw:layer="layout" svg:width="0.972cm" svg:height="1.279cm" svg:x="5.293cm" svg:y="8.62cm">
          <draw:text-box>
            <text:p text:style-name="P2">a</text:p>
          </draw:text-box>
        </draw:frame>
        <draw:frame draw:style-name="gr2" draw:text-style-name="P3" draw:layer="layout" svg:width="0.972cm" svg:height="1.279cm" svg:x="6.598cm" svg:y="9.228cm">
          <draw:text-box>
            <text:p text:style-name="P2">b</text:p>
          </draw:text-box>
        </draw:frame>
        <draw:frame draw:style-name="gr3" draw:text-style-name="P3" draw:layer="layout" svg:width="0.925cm" svg:height="1.279cm" svg:x="3.537cm" svg:y="9.725cm">
          <draw:text-box>
            <text:p text:style-name="P2">c</text:p>
          </draw:text-box>
        </draw:frame>
        <draw:frame draw:style-name="gr2" draw:text-style-name="P5" draw:layer="layout" svg:width="0.972cm" svg:height="1.279cm" svg:x="12.284cm" svg:y="6.052cm">
          <draw:text-box>
            <text:p text:style-name="P4">e</text:p>
          </draw:text-box>
        </draw:frame>
        <draw:frame draw:style-name="gr2" draw:text-style-name="P5" draw:layer="layout" svg:width="0.972cm" svg:height="1.279cm" svg:x="13.3cm" svg:y="8.846cm">
          <draw:text-box>
            <text:p text:style-name="P4">h</text:p>
          </draw:text-box>
        </draw:frame>
        <draw:frame draw:style-name="gr4" draw:text-style-name="P5" draw:layer="layout" svg:width="0.688cm" svg:height="1.279cm" svg:x="12.838cm" svg:y="7.322cm">
          <draw:text-box>
            <text:p text:style-name="P4">l</text:p>
          </draw:text-box>
        </draw:frame>
        <draw:frame draw:style-name="gr2" draw:text-style-name="P5" draw:layer="layout" svg:width="0.972cm" svg:height="1.279cm" svg:x="12.03cm" svg:y="10.37cm">
          <draw:text-box>
            <text:p text:style-name="P4">p</text:p>
          </draw:text-box>
        </draw:frame>
        <draw:frame draw:style-name="gr5" draw:text-style-name="P5" draw:layer="layout" svg:width="0.739cm" svg:height="1.279cm" svg:x="11.395cm" svg:y="7.831cm">
          <draw:text-box>
            <text:p text:style-name="P4">t</text:p>
          </draw:text-box>
        </draw:frame>
        <draw:frame draw:style-name="gr6" draw:text-style-name="P7" draw:layer="layout" svg:width="1.679cm" svg:height="1.359cm" svg:x="4.102cm" svg:y="4.154cm">
          <draw:text-box>
            <text:p text:style-name="P6">C1</text:p>
          </draw:text-box>
        </draw:frame>
        <draw:frame draw:style-name="gr6" draw:text-style-name="P7" draw:layer="layout" svg:width="1.679cm" svg:height="1.359cm" svg:x="11.322cm" svg:y="4.154cm">
          <draw:text-box>
            <text:p text:style-name="P6">C2</text:p>
          </draw:text-box>
        </draw:frame>
        <draw:frame draw:style-name="gr6" draw:text-style-name="P7" draw:layer="layout" svg:width="6.477cm" svg:height="1.359cm" svg:x="1.762cm" svg:y="12.43cm">
          <draw:text-box>
            <text:p text:style-name="P6">C1 = “abcabb”</text:p>
          </draw:text-box>
        </draw:frame>
        <draw:frame draw:style-name="gr7" draw:text-style-name="P7" draw:layer="layout" svg:width="6.984cm" svg:height="1.276cm" svg:x="8.748cm" svg:y="12.424cm">
          <draw:text-box>
            <text:p text:style-name="P6">C2 = “alphabet”</text:p>
          </draw:text-box>
        </draw:frame>
        <draw:frame draw:style-name="gr3" draw:text-style-name="P3" draw:layer="layout" svg:width="0.925cm" svg:height="1.279cm" svg:x="2.138cm" svg:y="7.826cm">
          <draw:text-box>
            <text:p text:style-name="P2">b</text:p>
          </draw:text-box>
        </draw:frame>
        <draw:frame draw:style-name="gr3" draw:text-style-name="P3" draw:layer="layout" svg:width="0.925cm" svg:height="1.279cm" svg:x="4.239cm" svg:y="6.227cm">
          <draw:text-box>
            <text:p text:style-name="P2">b</text:p>
          </draw:text-box>
        </draw:frame>
        <draw:custom-shape draw:style-name="gr11" draw:text-style-name="P8" draw:layer="layout" svg:width="23.114cm" svg:height="9.506cm" svg:x="1.254cm" svg:y="4.19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79cm" svg:x="10.394cm" svg:y="6.985cm">
          <draw:text-box>
            <text:p text:style-name="P4">a</text:p>
          </draw:text-box>
        </draw:frame>
        <draw:frame draw:style-name="gr2" draw:text-style-name="P5" draw:layer="layout" svg:width="0.972cm" svg:height="1.279cm" svg:x="9.632cm" svg:y="8.436cm">
          <draw:text-box>
            <text:p text:style-name="P4">a</text:p>
          </draw:text-box>
        </draw:frame>
        <draw:frame draw:style-name="gr2" draw:text-style-name="P5" draw:layer="layout" svg:width="0.972cm" svg:height="1.279cm" svg:x="10.937cm" svg:y="9.044cm">
          <draw:text-box>
            <text:p text:style-name="P4">b</text:p>
          </draw:text-box>
        </draw:frame>
        <draw:custom-shape draw:style-name="gr10" draw:text-style-name="P1" draw:layer="layout" svg:width="6.934cm" svg:height="6.933cm" svg:x="17.275cm" svg:y="5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10" draw:layer="layout" svg:width="0.972cm" svg:height="1.279cm" svg:x="21.856cm" svg:y="7.196cm">
          <draw:text-box>
            <text:p text:style-name="P9">a</text:p>
          </draw:text-box>
        </draw:frame>
        <draw:frame draw:style-name="gr2" draw:text-style-name="P10" draw:layer="layout" svg:width="0.972cm" svg:height="1.279cm" svg:x="21.094cm" svg:y="8.647cm">
          <draw:text-box>
            <text:p text:style-name="P9">a</text:p>
          </draw:text-box>
        </draw:frame>
        <draw:frame draw:style-name="gr2" draw:text-style-name="P10" draw:layer="layout" svg:width="0.972cm" svg:height="1.279cm" svg:x="22.399cm" svg:y="9.255cm">
          <draw:text-box>
            <text:p text:style-name="P9">b</text:p>
          </draw:text-box>
        </draw:frame>
        <draw:frame draw:style-name="gr3" draw:text-style-name="P3" draw:layer="layout" svg:width="0.925cm" svg:height="1.279cm" svg:x="19.338cm" svg:y="9.752cm">
          <draw:text-box>
            <text:p text:style-name="P2">c</text:p>
          </draw:text-box>
        </draw:frame>
        <draw:frame draw:style-name="gr12" draw:text-style-name="P7" draw:layer="layout" svg:width="3.683cm" svg:height="1.276cm" svg:x="19.045cm" svg:y="4.181cm">
          <draw:text-box>
            <text:p text:style-name="P6">C1 - C2</text:p>
          </draw:text-box>
        </draw:frame>
        <draw:frame draw:style-name="gr3" draw:text-style-name="P3" draw:layer="layout" svg:width="0.925cm" svg:height="1.279cm" svg:x="17.939cm" svg:y="7.853cm">
          <draw:text-box>
            <text:p text:style-name="P2">b</text:p>
          </draw:text-box>
        </draw:frame>
        <draw:frame draw:style-name="gr3" draw:text-style-name="P3" draw:layer="layout" svg:width="0.925cm" svg:height="1.279cm" svg:x="20.04cm" svg:y="6.254cm">
          <draw:text-box>
            <text:p text:style-name="P2">b</text:p>
          </draw:text-box>
        </draw:frame>
        <draw:custom-shape draw:style-name="gr13" draw:text-style-name="P11" draw:layer="layout" svg:width="1.143cm" svg:height="0.635cm" svg:x="15.859cm" svg:y="8.49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" draw:text-style-name="P1" draw:layer="layout" svg:width="9.398cm" svg:height="9.397cm" svg:x="3.843cm" svg:y="5.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9.398cm" svg:height="9.397cm" svg:x="8.83cm" svg:y="5.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13" draw:layer="layout" svg:width="0.972cm" svg:height="1.279cm" svg:x="10.693cm" svg:y="8.385cm">
          <draw:text-box>
            <text:p text:style-name="P12">a</text:p>
          </draw:text-box>
        </draw:frame>
        <draw:frame draw:style-name="gr2" draw:text-style-name="P13" draw:layer="layout" svg:width="0.972cm" svg:height="1.279cm" svg:x="9.931cm" svg:y="9.836cm">
          <draw:text-box>
            <text:p text:style-name="P12">a</text:p>
          </draw:text-box>
        </draw:frame>
        <draw:frame draw:style-name="gr2" draw:text-style-name="P13" draw:layer="layout" svg:width="0.972cm" svg:height="1.279cm" svg:x="11.236cm" svg:y="10.444cm">
          <draw:text-box>
            <text:p text:style-name="P12">b</text:p>
          </draw:text-box>
        </draw:frame>
        <draw:frame draw:style-name="gr3" draw:text-style-name="P10" draw:layer="layout" svg:width="0.925cm" svg:height="1.279cm" svg:x="7.137cm" svg:y="10.925cm">
          <draw:text-box>
            <text:p text:style-name="P9">c</text:p>
          </draw:text-box>
        </draw:frame>
        <draw:frame draw:style-name="gr2" draw:text-style-name="P10" draw:layer="layout" svg:width="0.972cm" svg:height="1.279cm" svg:x="14.484cm" svg:y="6.352cm">
          <draw:text-box>
            <text:p text:style-name="P9">e</text:p>
          </draw:text-box>
        </draw:frame>
        <draw:frame draw:style-name="gr2" draw:text-style-name="P10" draw:layer="layout" svg:width="0.972cm" svg:height="1.279cm" svg:x="15.5cm" svg:y="9.146cm">
          <draw:text-box>
            <text:p text:style-name="P9">h</text:p>
          </draw:text-box>
        </draw:frame>
        <draw:frame draw:style-name="gr4" draw:text-style-name="P10" draw:layer="layout" svg:width="0.688cm" svg:height="1.279cm" svg:x="14.738cm" svg:y="12.322cm">
          <draw:text-box>
            <text:p text:style-name="P9">l</text:p>
          </draw:text-box>
        </draw:frame>
        <draw:frame draw:style-name="gr2" draw:text-style-name="P10" draw:layer="layout" svg:width="0.972cm" svg:height="1.279cm" svg:x="14.23cm" svg:y="10.67cm">
          <draw:text-box>
            <text:p text:style-name="P9">p</text:p>
          </draw:text-box>
        </draw:frame>
        <draw:frame draw:style-name="gr5" draw:text-style-name="P10" draw:layer="layout" svg:width="0.739cm" svg:height="1.279cm" svg:x="13.595cm" svg:y="8.131cm">
          <draw:text-box>
            <text:p text:style-name="P9">t</text:p>
          </draw:text-box>
        </draw:frame>
        <draw:frame draw:style-name="gr14" draw:text-style-name="P7" draw:layer="layout" svg:width="4.023cm" svg:height="1.276cm" svg:x="9.118cm" svg:y="4.054cm">
          <draw:text-box>
            <text:p text:style-name="P6">C1 &amp; C2</text:p>
          </draw:text-box>
        </draw:frame>
        <draw:frame draw:style-name="gr6" draw:text-style-name="P7" draw:layer="layout" svg:width="6.477cm" svg:height="1.359cm" svg:x="4.104cm" svg:y="14.811cm">
          <draw:text-box>
            <text:p text:style-name="P6">C1 = “abcabb”</text:p>
          </draw:text-box>
        </draw:frame>
        <draw:frame draw:style-name="gr7" draw:text-style-name="P7" draw:layer="layout" svg:width="6.984cm" svg:height="1.276cm" svg:x="11.584cm" svg:y="14.852cm">
          <draw:text-box>
            <text:p text:style-name="P6">C2 = “alphabet”</text:p>
          </draw:text-box>
        </draw:frame>
        <draw:frame draw:style-name="gr3" draw:text-style-name="P10" draw:layer="layout" svg:width="0.925cm" svg:height="1.279cm" svg:x="5.538cm" svg:y="7.926cm">
          <draw:text-box>
            <text:p text:style-name="P9">b</text:p>
          </draw:text-box>
        </draw:frame>
        <draw:frame draw:style-name="gr3" draw:text-style-name="P10" draw:layer="layout" svg:width="0.925cm" svg:height="1.279cm" svg:x="7.639cm" svg:y="6.327cm">
          <draw:text-box>
            <text:p text:style-name="P9">b</text:p>
          </draw:text-box>
        </draw:frame>
        <draw:custom-shape draw:style-name="gr15" draw:text-style-name="P8" draw:layer="layout" svg:width="14.665cm" svg:height="12.192cm" svg:x="3.734cm" svg:y="4.19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9.398cm" svg:height="9.397cm" svg:x="3.843cm" svg:y="5.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9.398cm" svg:height="9.397cm" svg:x="8.83cm" svg:y="5.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13" draw:layer="layout" svg:width="0.972cm" svg:height="1.279cm" svg:x="10.693cm" svg:y="8.385cm">
          <draw:text-box>
            <text:p text:style-name="P12">a</text:p>
          </draw:text-box>
        </draw:frame>
        <draw:frame draw:style-name="gr2" draw:text-style-name="P13" draw:layer="layout" svg:width="0.972cm" svg:height="1.279cm" svg:x="9.931cm" svg:y="9.836cm">
          <draw:text-box>
            <text:p text:style-name="P12">a</text:p>
          </draw:text-box>
        </draw:frame>
        <draw:frame draw:style-name="gr2" draw:text-style-name="P13" draw:layer="layout" svg:width="0.972cm" svg:height="1.279cm" svg:x="11.236cm" svg:y="10.444cm">
          <draw:text-box>
            <text:p text:style-name="P12">b</text:p>
          </draw:text-box>
        </draw:frame>
        <draw:frame draw:style-name="gr3" draw:text-style-name="P13" draw:layer="layout" svg:width="0.925cm" svg:height="1.279cm" svg:x="7.137cm" svg:y="10.925cm">
          <draw:text-box>
            <text:p text:style-name="P12">c</text:p>
          </draw:text-box>
        </draw:frame>
        <draw:frame draw:style-name="gr2" draw:text-style-name="P13" draw:layer="layout" svg:width="0.972cm" svg:height="1.279cm" svg:x="14.484cm" svg:y="6.352cm">
          <draw:text-box>
            <text:p text:style-name="P12">e</text:p>
          </draw:text-box>
        </draw:frame>
        <draw:frame draw:style-name="gr2" draw:text-style-name="P13" draw:layer="layout" svg:width="0.972cm" svg:height="1.279cm" svg:x="15.5cm" svg:y="9.146cm">
          <draw:text-box>
            <text:p text:style-name="P12">h</text:p>
          </draw:text-box>
        </draw:frame>
        <draw:frame draw:style-name="gr4" draw:text-style-name="P13" draw:layer="layout" svg:width="0.688cm" svg:height="1.279cm" svg:x="14.738cm" svg:y="12.322cm">
          <draw:text-box>
            <text:p text:style-name="P12">l</text:p>
          </draw:text-box>
        </draw:frame>
        <draw:frame draw:style-name="gr2" draw:text-style-name="P13" draw:layer="layout" svg:width="0.972cm" svg:height="1.279cm" svg:x="14.23cm" svg:y="10.67cm">
          <draw:text-box>
            <text:p text:style-name="P12">p</text:p>
          </draw:text-box>
        </draw:frame>
        <draw:frame draw:style-name="gr5" draw:text-style-name="P13" draw:layer="layout" svg:width="0.739cm" svg:height="1.279cm" svg:x="13.595cm" svg:y="8.131cm">
          <draw:text-box>
            <text:p text:style-name="P12">t</text:p>
          </draw:text-box>
        </draw:frame>
        <draw:frame draw:style-name="gr14" draw:text-style-name="P7" draw:layer="layout" svg:width="4.023cm" svg:height="1.276cm" svg:x="9.118cm" svg:y="4.054cm">
          <draw:text-box>
            <text:p text:style-name="P6">C1 | C2</text:p>
          </draw:text-box>
        </draw:frame>
        <draw:frame draw:style-name="gr6" draw:text-style-name="P7" draw:layer="layout" svg:width="6.477cm" svg:height="1.359cm" svg:x="4.104cm" svg:y="14.811cm">
          <draw:text-box>
            <text:p text:style-name="P6">C1 = “abcabb”</text:p>
          </draw:text-box>
        </draw:frame>
        <draw:frame draw:style-name="gr7" draw:text-style-name="P7" draw:layer="layout" svg:width="6.984cm" svg:height="1.276cm" svg:x="11.584cm" svg:y="14.852cm">
          <draw:text-box>
            <text:p text:style-name="P6">C2 = “alphabet”</text:p>
          </draw:text-box>
        </draw:frame>
        <draw:frame draw:style-name="gr3" draw:text-style-name="P13" draw:layer="layout" svg:width="0.925cm" svg:height="1.279cm" svg:x="5.538cm" svg:y="7.926cm">
          <draw:text-box>
            <text:p text:style-name="P12">b</text:p>
          </draw:text-box>
        </draw:frame>
        <draw:frame draw:style-name="gr3" draw:text-style-name="P13" draw:layer="layout" svg:width="0.925cm" svg:height="1.279cm" svg:x="7.639cm" svg:y="6.327cm">
          <draw:text-box>
            <text:p text:style-name="P12">b</text:p>
          </draw:text-box>
        </draw:frame>
        <draw:custom-shape draw:style-name="gr15" draw:text-style-name="P8" draw:layer="layout" svg:width="14.665cm" svg:height="12.192cm" svg:x="3.734cm" svg:y="4.1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07:03:51.078056178</meta:creation-date>
    <dc:date>2017-02-18T09:03:58.160892644</dc:date>
    <meta:editing-duration>PT37M42S</meta:editing-duration>
    <meta:editing-cycles>1</meta:editing-cycles>
    <meta:document-statistic meta:object-count="104"/>
    <meta:generator>LibreOffice/5.1.4.2$Linux_X86_64 LibreOffice_project/10m0$Build-2</meta:generator>
  </office:meta>
</office:document-meta>
</file>